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#include&lt;iostream&gt;</text:span><text:span text:style-name="T3"><text:line-break/>using namespace std;</text:span><text:span text:style-name="T4"><text:line-break/>double clk;</text:span><text:span text:style-name="T5"><text:line-break/>clock_t starttime,endtime;</text:span><text:span text:style-name="T6"><text:line-break/>int min(int a, int b)</text:span><text:span text:style-name="T7"><text:line-break/>{</text:span><text:span text:style-name="T8"><text:line-break/>if(a&lt;b)</text:span><text:span text:style-name="T9"><text:line-break/>return a;</text:span><text:span text:style-name="T10"><text:line-break/>else</text:span><text:span text:style-name="T11"><text:line-break/>return b;</text:span><text:span text:style-name="T12"><text:line-break/>}</text:span><text:span text:style-name="T13"><text:line-break/>void floyd(int n,int W[10][10],int D[10][10])</text:span><text:span text:style-name="T14"><text:line-break/>{</text:span><text:span text:style-name="T15"><text:line-break/>for(int i=0;i&lt;n;i++)</text:span><text:span text:style-name="T16"><text:line-break/>for(int j=0;j&lt;n;j++)</text:span><text:span text:style-name="T17"><text:line-break/>D[i][j]=W[i][j];</text:span><text:span text:style-name="T18"><text:line-break/>for(int k=0;k&lt;n;k++)</text:span><text:span text:style-name="T19"><text:line-break/>{</text:span><text:span text:style-name="T20"><text:line-break/>for(int i=0;i&lt;n;i++)</text:span><text:span text:style-name="T21"><text:line-break/>{</text:span><text:span text:style-name="T22"><text:line-break/>for(int j=0;j&lt;n;j++)</text:span><text:span text:style-name="T23"><text:line-break/>{</text:span><text:span text:style-name="T24"><text:line-break/>D[i][j]=min(D[i][j],D[i][k]+D[k][j]);</text:span><text:span text:style-name="T25"><text:line-break/>}</text:span><text:span text:style-name="T26"><text:line-break/>}</text:span><text:span text:style-name="T27"><text:line-break/>}</text:span><text:span text:style-name="T28"><text:line-break/>}</text:span><text:span text:style-name="T29"><text:line-break/>int main()</text:span><text:span text:style-name="T30"><text:line-break/>{</text:span><text:span text:style-name="T31"><text:line-break/>int i,j,n,D[10][10],W[10][10];</text:span><text:span text:style-name="T32"><text:line-break/>cout&lt;&lt;"Enter no.of vertices: \n";</text:span><text:span text:style-name="T33"><text:line-break/>cin&gt;&gt;n;</text:span><text:span text:style-name="T34"><text:line-break/>cout&lt;&lt;"Enter the cost o0f matrix: \n";</text:span><text:span text:style-name="T35"><text:line-break/>for(int i=0;i&lt;n;i++)</text:span><text:span text:style-name="T36"><text:line-break/>for(int j=0;j&lt;n;j++)</text:span><text:span text:style-name="T37"><text:line-break/>cin&gt;&gt;W[i][j];</text:span><text:span text:style-name="T38"><text:line-break/>starttime=clock();</text:span><text:span text:style-name="T39"><text:line-break/>floyd(n,W,D);</text:span><text:span text:style-name="T40"><text:line-break/>endtime=clock();</text:span><text:span text:style-name="T41"><text:line-break/>clk=(double)(endtime-starttime)/CLOCKS_PER_SEC;</text:span><text:span text:style-name="T42"><text:line-break/>cout&lt;&lt;"All pairs shortest path matrix is\n";</text:span><text:span text:style-name="T43"><text:line-break/>for(int i=0;i&lt;n;i++)</text:span><text:span text:style-name="T44"><text:line-break/>{</text:span><text:span text:style-name="T45"><text:line-break/>for(int j=0;j&lt;n;j++)</text:span><text:span text:style-name="T46"><text:line-break/>{</text:span><text:span text:style-name="T47"><text:line-break/>cout&lt;&lt;D[i][j]&lt;&lt;"\t";</text:span><text:span text:style-name="T48"><text:line-break/>}</text:span><text:span text:style-name="T49"><text:line-break/>cout&lt;&lt;"\n";</text:span><text:span text:style-name="T50"><text:line-break/>}</text:span><text:span text:style-name="T51"><text:line-break/></text:span><text:soft-page-break/><text:span text:style-name="T52">cout&lt;&lt;"\n the run time is: "&lt;&lt;clk&lt;&lt;"seconds\n";</text:span><text:span text:style-name="T53"><text:line-break/>return 0;</text:span></text:p>
      <text:p text:style-name="P54"><text:span text:style-name="T55">}</text:span></text:p>
      <text:p text:style-name="P56"/>
      <text:p text:style-name="P57"/>
      <text:p text:style-name="P58"/>
      <text:p text:style-name="P59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27T16:29:00Z</meta:creation-date>
    <dc:date>2023-11-28T18:00:00Z</dc:date>
    <meta:template xlink:href="Normal" xlink:type="simple"/>
    <meta:editing-cycles>5</meta:editing-cycles>
    <meta:editing-duration>PT300S</meta:editing-duration>
    <meta:document-statistic meta:page-count="2" meta:paragraph-count="1" meta:word-count="124" meta:character-count="833" meta:row-count="5" meta:non-whitespace-character-count="710"/>
  </office:meta>
</office:document-meta>
</file>